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 SALVAÇÃO É PARA SEMPRE</text:p>
      <text:p text:style-name="Author">RON REEVES</text:p>
      <text:p text:style-name="Date"/>
      <text:p text:style-name="First_20_paragraph">Deus prometeu que se crermos no Seu Filho, somos salvos da ira vindoura. Quão trágico é vermos crentes que temem perder sua salvação. Eles não compreendem uma das maiores promessas de Deus: nossa salvação é para sempre.</text:p>
      <text:p text:style-name="Text_20_body">"Todo aquele que crê que Jesus é o Cristo, é nascido de Deus." (<text:a xlink:type="simple" xlink:href="http://bibliaonline.com.br/acf/1jo/5/1" text:style-name="Internet_20_link" text:visited-style-name="Visited_20_Internet_20_Link"><text:span text:style-name="Definition">1 João 5:1</text:span></text:a>). O novo nascimento é uma obra inteiramente de Deus. Nós estávamos "mortos em ofensas e pecados" (<text:a xlink:type="simple" xlink:href="http://bibliaonline.com.br/acf/ef/2/1" text:style-name="Internet_20_link" text:visited-style-name="Visited_20_Internet_20_Link"><text:span text:style-name="Definition">Efésios 2:1</text:span></text:a>). Não havia nada que pudéssemos fazer para ajudar a nós mesmos. Nosso novo nascimento não foi "da vontade da carne, nem da vontade do varão, mas de Deus" (<text:a xlink:type="simple" xlink:href="http://bibliaonline.com.br/acf/jo/1/13" text:style-name="Internet_20_link" text:visited-style-name="Visited_20_Internet_20_Link"><text:span text:style-name="Definition">João 1:13</text:span></text:a>). Tudo aconteceu pela vontade de Deus, não pela nossa própria vontade! Foi-nos dado vida pelo poder do Espírito Santo de Deus, e por meio da Palavra de Deus. "O que é nascido da carne é carne, e o que é nascido do Espírito é espírito. O vento assopra onde quer, e ouves a sua voz; mas não sabes donde vem, nem para onde vai; assim é todo aquele que é nascido do Espírito." (<text:a xlink:type="simple" xlink:href="http://bibliaonline.com.br/acf/jo/3/6,8" text:style-name="Internet_20_link" text:visited-style-name="Visited_20_Internet_20_Link"><text:span text:style-name="Definition">João 3:6,8</text:span></text:a>). "Sendo de novo gerados, não de semente corruptível, mas da incorruptível, pela Palavra de Deus, viva, e que permanece para sempre." (<text:a xlink:type="simple" xlink:href="http://bibliaonline.com.br/acf/1pe/1/23" text:style-name="Internet_20_link" text:visited-style-name="Visited_20_Internet_20_Link"><text:span text:style-name="Definition">1 Pd 1:23</text:span></text:a>). Até mesmo a fé para crermos em Deus foi-nos primeiramente dada por Ele. "Porque pela graça sois salvos, por meio da fé; e isto não vem de vós; é dom de Deus." (<text:a xlink:type="simple" xlink:href="http://bibliaonline.com.br/acf/ef/2/8-9" text:style-name="Internet_20_link" text:visited-style-name="Visited_20_Internet_20_Link"><text:span text:style-name="Definition">Efésios 2:8-9</text:span></text:a>). Jamais teríamos a pretensão de reivindicar algum crédito por termos nascido em nossa família natural. Tampouco podemos ter a pretensão de termos tido parte em nosso nascimento na família de Deus. Somos nascidos de Deus!</text:p>
      <text:p text:style-name="Text_20_body">"Para que todo aquele que nele crê não pereça, mas tenha a vida eterna." (<text:a xlink:type="simple" xlink:href="http://bibliaonline.com.br/acf/jo/3/15" text:style-name="Internet_20_link" text:visited-style-name="Visited_20_Internet_20_Link"><text:span text:style-name="Definition">João 3:15</text:span></text:a>). Vida eterna não é apenas uma vida que não tem fim. É a vida de Deus que não tem começo nem fim. Quando nos tornamos participantes desta vida eterna, somos introduzidos em um parentesco eterno. "E dou-lhes a vida eterna, e nunca hão de perecer, e ninguém as arrebatará da minha mão." (<text:a xlink:type="simple" xlink:href="http://bibliaonline.com.br/acf/jo/10/28" text:style-name="Internet_20_link" text:visited-style-name="Visited_20_Internet_20_Link"><text:span text:style-name="Definition">João 10:28</text:span></text:a>). Se fosse possível perder esta vida eterna, ela deixaria de ser eterna. Nenhum daqueles que estiverem no inferno poderão olhar para traz e dizer: "Um dia eu tive vida eterna!"</text:p>
      <text:p text:style-name="Text_20_body">"E esperar dos céus a Seu Filho, a Quem ressuscitou dos mortos, a saber, Jesus, que nos livra da ira futura." (<text:a xlink:type="simple" xlink:href="http://bibliaonline.com.br/acf/1ts/1/10" text:style-name="Internet_20_link" text:visited-style-name="Visited_20_Internet_20_Link"><text:span text:style-name="Definition">1 Tessalonicenses 1:10</text:span></text:a>). Só existe um inferno. Se somos libertos dele, é de uma vez por todas. Uma pessoa que não se encontra livre do inferno, não foi libertada de coisa alguma! Como seria ridículo alguém ser lançado no inferno e dizer: "Um dia eu estive a salvo de vir para este lugar". Este tipo de pensamento é por demais absurdo para perdermos mais tempo com ele. As Escrituras permitem que todos os crentes tenham a certeza de que estão salvos. Em <text:a xlink:type="simple" xlink:href="http://bibliaonline.com.br/acf/1co/15/2" text:style-name="Internet_20_link" text:visited-style-name="Visited_20_Internet_20_Link"><text:span text:style-name="Definition">primeira Coríntios 15:2</text:span></text:a> lemos: "sois salvos". (No <text:a xlink:type="simple" xlink:href="http://bibliaonline.com.br/acf/1co/15/2" text:style-name="Internet_20_link" text:visited-style-name="Visited_20_Internet_20_Link"><text:span text:style-name="Definition">versículo 2</text:span></text:a>, onde diz "se não é que crestes em vão" significa ao menos que aquilo ou aquele em que você creu é falso). O que cremos não é falso. É tudo verdade! Já estamos salvos! "O qual nos livrou de tão grande morte, e livrará." (<text:a xlink:type="simple" xlink:href="http://bibliaonline.com.br/acf/2co/1/10" text:style-name="Internet_20_link" text:visited-style-name="Visited_20_Internet_20_Link"><text:span text:style-name="Definition">2 Coríntios 1:10</text:span></text:a>).</text:p>
      <text:p text:style-name="Text_20_body">"Como também nos elegeu nEle antes da fundação do mundo, para que fôssemos santos e irrepreensíveis diante dEle em amor; e nos predestinou para filhos de adoção por Jesus Cristo, para Si mesmo, segundo o beneplácito de Sua vontade." (<text:a xlink:type="simple" xlink:href="http://bibliaonline.com.br/acf/ef/1/4-5" text:style-name="Internet_20_link" text:visited-style-name="Visited_20_Internet_20_Link"><text:span text:style-name="Definition">Efésios 1:4-5</text:span></text:a>). Deus nos escolheu e deu-nos o Seu Filho a fim de nos redimir. Iria Ele voltar atrás na escolha que fez antes mesmo <text:soft-page-break/>que o mundo existisse? Nunca! Ele nos "abençoou com todas as bênçãos", sendo que antes "nos elegeu" e "nos predestinou". Agora somos "agradáveis no Amado", havendo sido redimidos e perdoados (<text:a xlink:type="simple" xlink:href="http://bibliaonline.com.br/acf/ef/1/3-7" text:style-name="Internet_20_link" text:visited-style-name="Visited_20_Internet_20_Link"><text:span text:style-name="Definition">Efésios 1:3-7</text:span></text:a>). Nada disto pode ser desfeito.</text:p>
      <text:p text:style-name="Text_20_body">"Pelas quais Ele nos tem dado grandíssimas e preciosas promessas, para que por elas fiqueis participantes da natureza divina." (<text:a xlink:type="simple" xlink:href="http://bibliaonline.com.br/acf/2pe/1/4" text:style-name="Internet_20_link" text:visited-style-name="Visited_20_Internet_20_Link"><text:span text:style-name="Definition">2 Pd 1:4</text:span></text:a>). Esta divina natureza é uma nova natureza, a qual não é nada menos do que a natureza do próprio Deus. É a mesma natureza que tem o Senhor Jesus Cristo. Ele não podia pecar porque tinha somente esta natureza divina. "Qualquer que é nascido de Deus não comete pecado; ...e não pode pecar, porque é nascido de Deus." (<text:a xlink:type="simple" xlink:href="http://bibliaonline.com.br/acf/1jo/3/9" text:style-name="Internet_20_link" text:visited-style-name="Visited_20_Internet_20_Link"><text:span text:style-name="Definition">1 João 3:9</text:span></text:a>). Nossa nova e divina natureza não pode pecar. Evidentemente, sabemos que ainda temos uma velha natureza que é inclinada a pecar. Sempre que esta velha natureza age, ela peca! (o Senhor Jesus nunca possuiu esta velha natureza.) A nova natureza não pode pecar porque é divina. A velha natureza não pode agradar a Deus porque é pecaminosa.</text:p>
      <text:p text:style-name="Text_20_body">"Em Quem também vós estais, depois que ouvistes a palavra da verdade, o evangelho da vossa salvação; e, tendo nele também crido, fostes selados com o Espírito Santo da promessa." (<text:a xlink:type="simple" xlink:href="http://bibliaonline.com.br/acf/ef/1/13" text:style-name="Internet_20_link" text:visited-style-name="Visited_20_Internet_20_Link"><text:span text:style-name="Definition">Efésios 1:13</text:span></text:a>). O Espírito Santo selou o crente, garantindo assim a sua viagem rumo ao céu. O Espírito Santo nunca abandonará o crente.</text:p>
      <text:p text:style-name="Text_20_body">"Pai santo, guarda em Teu nome aqueles que Me deste, para que sejam um, como Nós." (<text:a xlink:type="simple" xlink:href="http://bibliaonline.com.br/acf/jo/17/11" text:style-name="Internet_20_link" text:visited-style-name="Visited_20_Internet_20_Link"><text:span text:style-name="Definition">João 17:11</text:span></text:a>). Será que Deus Pai não é capaz de guardar todo aquele que vem a Cristo? O Senhor Jesus os deixou sob os cuidados do Pai para que fossem guardados. Se algum se perdesse, Deus seria culpado de tê-lo perdido. Tal coisa nunca poderá acontecer! Jacó teve que confessar que não tinha sido capaz de guardar adequadamente as ovelhas de Labão (<text:a xlink:type="simple" xlink:href="http://bibliaonline.com.br/acf/gn/31/39" text:style-name="Internet_20_link" text:visited-style-name="Visited_20_Internet_20_Link"><text:span text:style-name="Definition">Gênesis 31:39</text:span></text:a>). Ele perdeu algumas delas. Mas Deus Pai é infinitamente mais forte do que Jacó. Somos "guardados na virtude de Deus para a salvação, já prestes para se revelar no último tempo." (<text:a xlink:type="simple" xlink:href="http://bibliaonline.com.br/acf/1pe/1/5" text:style-name="Internet_20_link" text:visited-style-name="Visited_20_Internet_20_Link"><text:span text:style-name="Definition">1 Pd 1:5</text:span></text:a>).</text:p>
      <text:p text:style-name="Text_20_body">"Se alguém pecar, temos um Advogado para com o Pai; Jesus Cristo, o justo." (<text:a xlink:type="simple" xlink:href="http://bibliaonline.com.br/acf/1jo/2/1" text:style-name="Internet_20_link" text:visited-style-name="Visited_20_Internet_20_Link"><text:span text:style-name="Definition">1 João 2:1</text:span></text:a>). O pecado não separa o crente de Cristo. Ele é nosso Advogado e está sempre presente para nos trazer arrependimento do pecado que permitimos que nossa velha natureza trouxesse à nossa vida. Quando nos arrependemos, somos restaurados à alegre comunhão com Ele. Quando permitimos que o pecado entre em nossas vidas, perdemos o gozo da comunhão, mas nunca perdemos nosso parentesco como filhos na família de Deus. Os filhos desobedientes de Deus são tratados como parte da família ao serem disciplinados. "Se suportais a correção, Deus vos trata como filhos; porque, que filho há a quem o pai não corrija?" (<text:a xlink:type="simple" xlink:href="http://bibliaonline.com.br/acf/hb/12/7" text:style-name="Internet_20_link" text:visited-style-name="Visited_20_Internet_20_Link"><text:span text:style-name="Definition">Hebreus 12:7</text:span></text:a>). Os incrédulos não têm Cristo como seu Advogado. Tampouco têm eles a Deus com Pai.</text:p>
      <text:p text:style-name="Text_20_body">"Porque somos membros do Seu corpo." (<text:a xlink:type="simple" xlink:href="http://bibliaonline.com.br/acf/ef/5/30" text:style-name="Internet_20_link" text:visited-style-name="Visited_20_Internet_20_Link"><text:span text:style-name="Definition">Efésios 5:30</text:span></text:a>). Cada crente é membro do corpo de Cristo. Iria o Senhor Jesus perder uma parte do Seu corpo? Poderia o Seu precioso corpo ser desmembrado? "Nunca ninguém aborreceu a sua própria carne; antes a alimenta e sustenta, como também o Senhor à igreja." (<text:a xlink:type="simple" xlink:href="http://bibliaonline.com.br/acf/ef/5/29" text:style-name="Internet_20_link" text:visited-style-name="Visited_20_Internet_20_Link"><text:span text:style-name="Definition">Efésios 5:29</text:span></text:a>). É impossível que um verdadeiro crente perca o seu lugar como parte do corpo de Cristo. Perder nosso lugar no corpo de Cristo seria perder a vida eterna. E sabemos que isto é impossível.</text:p>
      <text:p text:style-name="Text_20_body">"E nos ressuscitou juntamente com Ele e nos fez assentar nos lugares celestiais, em Cristo Jesus." (<text:a xlink:type="simple" xlink:href="http://bibliaonline.com.br/acf/ef/2/6" text:style-name="Internet_20_link" text:visited-style-name="Visited_20_Internet_20_Link"><text:span text:style-name="Definition">Efésios 2:6</text:span></text:a>). Nossa posição diante de Deus é de quem está "em Cristo". Onde está Cristo agora? Ele está no céu. Por estarmos nEle, estamos lá também! Se não fosse assim, o que mais poderiam <text:soft-page-break/>significar estes versículos? "Nisto é perfeito o amor para conosco, para que no dia do juízo tenhamos confiança; porque qual Ele é, somos nós também neste mundo." (<text:a xlink:type="simple" xlink:href="http://bibliaonline.com.br/acf/1jo/4/17" text:style-name="Internet_20_link" text:visited-style-name="Visited_20_Internet_20_Link"><text:span text:style-name="Definition">1 João 4:17</text:span></text:a>).</text:p>
      <text:p text:style-name="Text_20_body">Ron Reev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SALVAÇÃO É PARA SEMPRE</dc:title>
    <dc:date>2018-08-11T11:46:46.620794757</dc:date>
    <meta:editing-duration>PT11S</meta:editing-duration>
    <meta:editing-cycles>1</meta:editing-cycles>
    <meta:document-statistic meta:table-count="0" meta:image-count="0" meta:object-count="0" meta:page-count="3" meta:paragraph-count="15" meta:word-count="1248" meta:character-count="7073" meta:non-whitespace-character-count="5839"/>
    <meta:generator>LibreOffice/5.1.6.2$Linux_X86_64 LibreOffice_project/10m0$Build-2</meta:generator>
  </office:meta>
</office:document-meta>
</file>